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d03d"/>
    </style:style>
    <style:style style:name="P2" style:family="paragraph" style:parent-style-name="Standard">
      <style:text-properties officeooo:paragraph-rsid="000a8026"/>
    </style:style>
    <style:style style:name="P3" style:family="paragraph" style:parent-style-name="Standard">
      <style:text-properties fo:font-weight="bold" officeooo:rsid="0010f9c3" officeooo:paragraph-rsid="0010f9c3" style:font-weight-asian="bold" style:font-weight-complex="bold"/>
    </style:style>
    <style:style style:name="P4" style:family="paragraph" style:parent-style-name="Standard">
      <style:text-properties fo:font-weight="bold" officeooo:rsid="00127aa1" officeooo:paragraph-rsid="00127aa1" style:font-weight-asian="bold" style:font-weight-complex="bold"/>
    </style:style>
    <style:style style:name="P5" style:family="paragraph" style:parent-style-name="Standard">
      <style:text-properties fo:font-weight="bold" officeooo:rsid="00159d74" officeooo:paragraph-rsid="00159d74" style:font-weight-asian="bold" style:font-weight-complex="bold"/>
    </style:style>
    <style:style style:name="P6" style:family="paragraph" style:parent-style-name="Standard">
      <style:text-properties officeooo:paragraph-rsid="000b6512"/>
    </style:style>
    <style:style style:name="P7" style:family="paragraph" style:parent-style-name="Standard">
      <style:text-properties officeooo:rsid="000b6828" officeooo:paragraph-rsid="000b6828"/>
    </style:style>
    <style:style style:name="P8" style:family="paragraph" style:parent-style-name="Standard">
      <style:text-properties fo:font-size="10pt" officeooo:paragraph-rsid="0008d03d" style:font-size-asian="10pt" style:font-size-complex="10pt"/>
    </style:style>
    <style:style style:name="P9" style:family="paragraph" style:parent-style-name="Standard">
      <style:text-properties fo:font-size="10pt" officeooo:rsid="0014a985" officeooo:paragraph-rsid="0014a985" style:font-size-asian="10pt" style:font-size-complex="10pt"/>
    </style:style>
    <style:style style:name="P10" style:family="paragraph" style:parent-style-name="Standard">
      <style:text-properties fo:font-size="10pt" fo:font-weight="normal" officeooo:rsid="000b6828" officeooo:paragraph-rsid="000b6828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bold" officeooo:rsid="0014a985" officeooo:paragraph-rsid="0014a985" style:font-size-asian="10pt" style:font-weight-asian="bold" style:font-size-complex="10pt" style:font-weight-complex="bold"/>
    </style:style>
    <style:style style:name="P12" style:family="paragraph" style:parent-style-name="Standard">
      <style:text-properties officeooo:rsid="000f00ed" officeooo:paragraph-rsid="000f00ed"/>
    </style:style>
    <style:style style:name="P13" style:family="paragraph" style:parent-style-name="Standard">
      <style:text-properties officeooo:rsid="0012de4b" officeooo:paragraph-rsid="0012de4b"/>
    </style:style>
    <style:style style:name="P14" style:family="paragraph" style:parent-style-name="Standard">
      <style:text-properties officeooo:rsid="0014a985" officeooo:paragraph-rsid="0014a985"/>
    </style:style>
    <style:style style:name="P15" style:family="paragraph" style:parent-style-name="Standard">
      <style:text-properties officeooo:rsid="00159d74" officeooo:paragraph-rsid="00159d74"/>
    </style:style>
    <style:style style:name="T1" style:family="text">
      <style:text-properties officeooo:rsid="000a487f"/>
    </style:style>
    <style:style style:name="T2" style:family="text">
      <style:text-properties officeooo:rsid="000b651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6512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df5f3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officeooo:rsid="00166d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towardsdatascience.com/virtual-environments-104c62d48c54" text:style-name="Internet_20_link" text:visited-style-name="Visited_20_Internet_20_Link"><text:span text:style-name="T1">Virtual environment:</text:span></text:a><text:span text:style-name="T1"> <text:s text:c="6"/></text:span></text:p>
      <text:p text:style-name="P2"/>
      <text:p text:style-name="P2">A virtual environment is a Python tool for dependency management and project isolation. </text:p>
      <text:p text:style-name="P2"/>
      <text:p text:style-name="P2">They allow Python site packages (third party libraries) to be installed locally in an isolated directory for a particular project, as opposed to being installed globally (i.e. as part of a system-wide Python).</text:p>
      <text:p text:style-name="P1"/>
      <text:p text:style-name="P6"><text:span text:style-name="T4">How to install it: <text:s text:c="9"/></text:span><text:span text:style-name="T2">yum</text:span> install python3-virtualenv -y</text:p>
      <text:p text:style-name="P1"/>
      <text:p text:style-name="P7"><text:span text:style-name="T3">Create a new environment: <text:s/></text:span>Make sure that you are running it with a Python above version 3.3, <text:span text:style-name="T6">venv doesn’t work with versions below it.</text:span></text:p>
      <text:p text:style-name="P1"/>
      <text:p text:style-name="P1">[cloud_user@centos7 ~]$ <text:span text:style-name="T3">python3.7 -m venv new_virt</text:span></text:p>
      <text:p text:style-name="P1"/>
      <text:p text:style-name="P7">This is creating the folder (new environment) nev_virt in the current directory, <text:s/><text:span text:style-name="T5">/home/cloud_user/new_virt </text:span>in this example.</text:p>
      <text:p text:style-name="P7"/>
      <text:p text:style-name="P12">It creates the following directories by default:</text:p>
      <text:p text:style-name="P7"/>
      <text:p text:style-name="P10">[cloud_user@centos7 new_virt]$<text:span text:style-name="T3"> ls</text:span></text:p>
      <text:p text:style-name="P10">bin <text:s/>include <text:s/>lib <text:s/>lib64 <text:s/>pyvenv.cfg</text:p>
      <text:p text:style-name="P1"/>
      <text:p text:style-name="P1"/>
      <text:p text:style-name="P3">How to activate the new environment:</text:p>
      <text:p text:style-name="P1"><text:span text:style-name="T7">[cloud_user@centos7 ~]$ </text:span><text:span text:style-name="T8">source new_virt/bin/activate</text:span></text:p>
      <text:p text:style-name="P8"><text:span text:style-name="T3">(new_virt) </text:span>[cloud_user@centos7 ~]$ </text:p>
      <text:p text:style-name="P1"/>
      <text:p text:style-name="P4">Deactivate it:</text:p>
      <text:p text:style-name="P1"><text:span text:style-name="T7">(new_virt) [cloud_user@centos7 ~]$ </text:span><text:span text:style-name="T8">deactivate </text:span></text:p>
      <text:p text:style-name="P8">[cloud_user@centos7 ~]$ </text:p>
      <text:p text:style-name="P1"/>
      <text:p text:style-name="P13"><text:span text:style-name="T3">Install Pip: </text:span>sudo yum install python3-pip</text:p>
      <text:p text:style-name="P1"/>
      <text:p text:style-name="P14">Make sure that the python and pip versions are the same, otherwise will install packages but for the wrong python version.</text:p>
      <text:p text:style-name="P14"/>
      <text:p text:style-name="P9">[cloud_user@centos7 ~]$ <text:span text:style-name="T3">python3.7 --version</text:span></text:p>
      <text:p text:style-name="P11">Python 3.7.3</text:p>
      <text:p text:style-name="P9">[cloud_user@centos7 ~]$ <text:span text:style-name="T3">pip --version</text:span></text:p>
      <text:p text:style-name="P9">pip 20.2.4 from /usr/local/lib/python3.7/site-packages/pip (<text:span text:style-name="T3">python 3.7</text:span>)</text:p>
      <text:p text:style-name="P1"/>
      <text:p text:style-name="P5">PIP:</text:p>
      <text:p text:style-name="P1"/>
      <text:p text:style-name="P15">pip list → will give you a list of packages.</text:p>
      <text:p text:style-name="P1"/>
      <text:p text:style-name="P1">pip search selinux <text:s/>→<text:span text:style-name="T9"> will check if is already install and will tell you the last available version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21:11:35.516171484</meta:creation-date>
    <meta:generator>LibreOffice/6.0.7.3$Linux_X86_64 LibreOffice_project/00m0$Build-3</meta:generator>
    <dc:date>2020-11-05T21:13:25.244514893</dc:date>
    <meta:editing-duration>PT35M22S</meta:editing-duration>
    <meta:editing-cycles>16</meta:editing-cycles>
    <meta:document-statistic meta:table-count="0" meta:image-count="0" meta:object-count="0" meta:page-count="2" meta:paragraph-count="25" meta:word-count="212" meta:character-count="1492" meta:non-whitespace-character-count="1280"/>
  </office:meta>
</office:document-meta>
</file>